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661cm" table:align="left"/>
    </style:style>
    <style:style style:name="Tabla1.A" style:family="table-column">
      <style:table-column-properties style:column-width="3.507cm"/>
    </style:style>
    <style:style style:name="Tabla1.B" style:family="table-column">
      <style:table-column-properties style:column-width="3.642cm"/>
    </style:style>
    <style:style style:name="Tabla1.C" style:family="table-column">
      <style:table-column-properties style:column-width="2.51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712cm" table:align="left"/>
    </style:style>
    <style:style style:name="Tabla2.A" style:family="table-column">
      <style:table-column-properties style:column-width="5.692cm"/>
    </style:style>
    <style:style style:name="Tabla2.B" style:family="table-column">
      <style:table-column-properties style:column-width="2.84cm"/>
    </style:style>
    <style:style style:name="Tabla2.C" style:family="table-column">
      <style:table-column-properties style:column-width="4.1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8.077cm" table:align="left"/>
    </style:style>
    <style:style style:name="Tabla3.A" style:family="table-column">
      <style:table-column-properties style:column-width="2.695cm"/>
    </style:style>
    <style:style style:name="Tabla3.B" style:family="table-column">
      <style:table-column-properties style:column-width="3.034cm"/>
    </style:style>
    <style:style style:name="Tabla3.C" style:family="table-column">
      <style:table-column-properties style:column-width="2.348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6.13cm" table:align="left"/>
    </style:style>
    <style:style style:name="Tabla4.A" style:family="table-column">
      <style:table-column-properties style:column-width="3.512cm"/>
    </style:style>
    <style:style style:name="Tabla4.B" style:family="table-column">
      <style:table-column-properties style:column-width="1.175cm"/>
    </style:style>
    <style:style style:name="Tabla4.C" style:family="table-column">
      <style:table-column-properties style:column-width="1.443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Heading_20_4">
      <style:paragraph-properties fo:margin-left="0cm" fo:margin-right="0cm" fo:text-indent="0cm" style:auto-text-indent="false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text-indent="0cm" style:auto-text-indent="false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10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🔧 1. ¿Qué es la BIOS?</text:h>
      <text:p text:style-name="P6">La <text:span text:style-name="Strong_20_Emphasis">BIOS </text:span>(<text:span text:style-name="Emphasis">Basic Input/Output System </text:span>) es un <text:span text:style-name="Strong_20_Emphasis">programa de firmware </text:span>almacenado en un chip de memoria no volátil en la placa base de una computadora. Su principal función es:</text:p>
      <text:list text:style-name="L1">
        <text:list-item>
          <text:p text:style-name="P7"><text:span text:style-name="Strong_20_Emphasis">Iniciar el hardware </text:span>durante el arranque.</text:p>
        </text:list-item>
        <text:list-item>
          <text:p text:style-name="P7">Realizar un <text:span text:style-name="Strong_20_Emphasis">autodiagnóstico del sistema (POST) </text:span>.</text:p>
        </text:list-item>
        <text:list-item>
          <text:p text:style-name="P7">Detectar dispositivos de hardware básicos.</text:p>
        </text:list-item>
        <text:list-item>
          <text:p text:style-name="P8">Cargar el <text:span text:style-name="Strong_20_Emphasis">bootloader </text:span>desde un dispositivo de almacenamiento para iniciar el sistema operativo.</text:p>
        </text:list-item>
      </text:list>
      <text:h text:style-name="P2" text:outline-level="3">Características principales:</text:h>
      <text:list text:style-name="L2">
        <text:list-item>
          <text:p text:style-name="P9">Es el primer código ejecutado al encender la computadora.</text:p>
        </text:list-item>
        <text:list-item>
          <text:p text:style-name="P9">Está escrito en lenguaje ensamblador o bajo nivel.</text:p>
        </text:list-item>
        <text:list-item>
          <text:p text:style-name="P9">Se ejecuta antes de cualquier sistema operativo.</text:p>
        </text:list-item>
        <text:list-item>
          <text:p text:style-name="P9">Limitada a <text:span text:style-name="Strong_20_Emphasis">16 bits </text:span>de arquitectura y con acceso restringido a memoria (hasta 1 MB).</text:p>
        </text:list-item>
        <text:list-item>
          <text:p text:style-name="P10">Almacena información como hora, fecha y configuraciones de hardware en una pequeña memoria CMOS alimentada por una batería.</text:p>
        </text:list-item>
      </text:list>
      <text:h text:style-name="P2" text:outline-level="3">Limitaciones:</text:h>
      <text:list text:style-name="L3">
        <text:list-item>
          <text:p text:style-name="P11">No puede manejar discos mayores a <text:span text:style-name="Strong_20_Emphasis">2 TB </text:span>.</text:p>
        </text:list-item>
        <text:list-item>
          <text:p text:style-name="P11">Solo permite hasta <text:span text:style-name="Strong_20_Emphasis">4 particiones primarias </text:span>(o 3 primarias + 1 extendida).</text:p>
        </text:list-item>
        <text:list-item>
          <text:p text:style-name="P11">Procesos lentos de arranque.</text:p>
        </text:list-item>
        <text:list-item>
          <text:p text:style-name="P12">Sin soporte nativo para redes o interfaces gráficas.</text:p>
        </text:list-item>
      </text:list>
      <text:p text:style-name="Horizontal_20_Line"/>
      <text:h text:style-name="P1" text:outline-level="2">🚀 2. Razón de la creación de EFI</text:h>
      <text:p text:style-name="P6">Debido a las limitaciones de la BIOS, especialmente en cuanto a capacidad de almacenamiento, velocidad de arranque y modularidad, <text:span text:style-name="Strong_20_Emphasis">Intel </text:span>comenzó a desarrollar una alternativa a mediados de los años 90.</text:p>
      <text:p text:style-name="P6">En el año <text:span text:style-name="Strong_20_Emphasis">2000 </text:span>, Intel presentó el estándar <text:span text:style-name="Strong_20_Emphasis">EFI (Extensible Firmware Interface) </text:span>como una evolución de la BIOS tradicional.</text:p>
      <text:h text:style-name="P2" text:outline-level="3">Objetivos principales de EFI:</text:h>
      <text:list text:style-name="L4">
        <text:list-item>
          <text:p text:style-name="P13">Soportar <text:span text:style-name="Strong_20_Emphasis">discos más grandes </text:span>(más de 2TB).</text:p>
        </text:list-item>
        <text:list-item>
          <text:p text:style-name="P13">Usar una arquitectura de <text:span text:style-name="Strong_20_Emphasis">32 o 64 bits </text:span>.</text:p>
        </text:list-item>
        <text:list-item>
          <text:p text:style-name="P13">Permitir <text:span text:style-name="Strong_20_Emphasis">código modular </text:span>(drivers independientes).</text:p>
        </text:list-item>
        <text:list-item>
          <text:p text:style-name="P13">Mejorar la seguridad del proceso de arranque.</text:p>
        </text:list-item>
        <text:list-item>
          <text:p text:style-name="P13">Facilitar el desarrollo de interfaces gráficas en el pre-sistema operativo.</text:p>
        </text:list-item>
        <text:list-item>
          <text:p text:style-name="P14">Acelerar el tiempo de arranque.</text:p>
        </text:list-item>
      </text:list>
      <text:p text:style-name="Horizontal_20_Line"/>
      <text:h text:style-name="P1" text:outline-level="2"><text:soft-page-break/>💡 3. ¿Qué es UEFI?</text:h>
      <text:p text:style-name="P6"><text:span text:style-name="Strong_20_Emphasis">UEFI (Unified Extensible Firmware Interface) </text:span>es una <text:span text:style-name="Strong_20_Emphasis">versión estandarizada y mejorada de EFI </text:span>, gestionada por el <text:span text:style-name="Strong_20_Emphasis">UEFI Forum </text:span>desde 2005. Hoy en día, prácticamente todos los sistemas modernos usan UEFI en lugar de BIOS tradicional.</text:p>
      <text:h text:style-name="P2" text:outline-level="3">Principales características de UEFI:</text:h>
      <text:list text:style-name="L5">
        <text:list-item>
          <text:p text:style-name="P15">Arquitectura de <text:span text:style-name="Strong_20_Emphasis">32 o 64 bits </text:span>.</text:p>
        </text:list-item>
        <text:list-item>
          <text:p text:style-name="P15">Puede acceder a más de <text:span text:style-name="Strong_20_Emphasis">1 MB de memoria </text:span>.</text:p>
        </text:list-item>
        <text:list-item>
          <text:p text:style-name="P15">Soporta arranque desde <text:span text:style-name="Strong_20_Emphasis">dispositivos GPT </text:span>.</text:p>
        </text:list-item>
        <text:list-item>
          <text:p text:style-name="P15">Incluye una <text:span text:style-name="Strong_20_Emphasis">consola de comandos </text:span>y posibilidad de interfaz gráfica.</text:p>
        </text:list-item>
        <text:list-item>
          <text:p text:style-name="P15">Permite ejecutar aplicaciones pequeñas (como herramientas de diagnóstico o utilidades de arranque).</text:p>
        </text:list-item>
        <text:list-item>
          <text:p text:style-name="P16">Introduce <text:span text:style-name="Strong_20_Emphasis">seguridad avanzada </text:span>como Secure Boot.</text:p>
        </text:list-item>
      </text:list>
      <text:h text:style-name="P2" text:outline-level="3">Ventajas frente a BIOS: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Característica</text:p>
            </table:table-cell>
            <table:table-cell table:style-name="Tabla1.A1" office:value-type="string">
              <text:p text:style-name="P5">BIOS</text:p>
            </table:table-cell>
            <table:table-cell table:style-name="Tabla1.A1" office:value-type="string">
              <text:p text:style-name="P5">UEFI</text:p>
            </table:table-cell>
          </table:table-row>
        </table:table-header-rows>
        <table:table-row>
          <table:table-cell table:style-name="Tabla1.A1" office:value-type="string">
            <text:p text:style-name="P4">Arquitectura</text:p>
          </table:table-cell>
          <table:table-cell table:style-name="Tabla1.A1" office:value-type="string">
            <text:p text:style-name="P4">16 bits</text:p>
          </table:table-cell>
          <table:table-cell table:style-name="Tabla1.A1" office:value-type="string">
            <text:p text:style-name="P4">32/64 bits</text:p>
          </table:table-cell>
        </table:table-row>
        <table:table-row>
          <table:table-cell table:style-name="Tabla1.A1" office:value-type="string">
            <text:p text:style-name="P4">Capacidad de disco</text:p>
          </table:table-cell>
          <table:table-cell table:style-name="Tabla1.A1" office:value-type="string">
            <text:p text:style-name="P4">Máximo 2 TB</text:p>
          </table:table-cell>
          <table:table-cell table:style-name="Tabla1.A1" office:value-type="string">
            <text:p text:style-name="P4">Hasta 9.4 ZB</text:p>
          </table:table-cell>
        </table:table-row>
        <table:table-row>
          <table:table-cell table:style-name="Tabla1.A1" office:value-type="string">
            <text:p text:style-name="P4">Particiones</text:p>
          </table:table-cell>
          <table:table-cell table:style-name="Tabla1.A1" office:value-type="string">
            <text:p text:style-name="P4">Máximo 4 primarias</text:p>
          </table:table-cell>
          <table:table-cell table:style-name="Tabla1.A1" office:value-type="string">
            <text:p text:style-name="P4">Hasta 128</text:p>
          </table:table-cell>
        </table:table-row>
        <table:table-row>
          <table:table-cell table:style-name="Tabla1.A1" office:value-type="string">
            <text:p text:style-name="P4">Seguridad</text:p>
          </table:table-cell>
          <table:table-cell table:style-name="Tabla1.A1" office:value-type="string">
            <text:p text:style-name="P4">Ninguna</text:p>
          </table:table-cell>
          <table:table-cell table:style-name="Tabla1.A1" office:value-type="string">
            <text:p text:style-name="P4">Secure Boot</text:p>
          </table:table-cell>
        </table:table-row>
        <table:table-row>
          <table:table-cell table:style-name="Tabla1.A1" office:value-type="string">
            <text:p text:style-name="P4">Interfaz</text:p>
          </table:table-cell>
          <table:table-cell table:style-name="Tabla1.A1" office:value-type="string">
            <text:p text:style-name="P4">Texto</text:p>
          </table:table-cell>
          <table:table-cell table:style-name="Tabla1.A1" office:value-type="string">
            <text:p text:style-name="P4">Gráfica</text:p>
          </table:table-cell>
        </table:table-row>
        <table:table-row>
          <table:table-cell table:style-name="Tabla1.A1" office:value-type="string">
            <text:p text:style-name="P4">Arranque</text:p>
          </table:table-cell>
          <table:table-cell table:style-name="Tabla1.A1" office:value-type="string">
            <text:p text:style-name="P4">Lento</text:p>
          </table:table-cell>
          <table:table-cell table:style-name="Tabla1.A1" office:value-type="string">
            <text:p text:style-name="P4">Más rápido</text:p>
          </table:table-cell>
        </table:table-row>
      </table:table>
      <text:p text:style-name="Horizontal_20_Line"/>
      <text:h text:style-name="P1" text:outline-level="2">💾 4. MBR (Master Boot Record)</text:h>
      <text:p text:style-name="P6">El <text:span text:style-name="Strong_20_Emphasis">MBR </text:span>(<text:span text:style-name="Emphasis">Master Boot Record </text:span>) es el <text:span text:style-name="Strong_20_Emphasis">primer sector de un disco duro </text:span>(sector 0), utilizado para almacenar información sobre cómo se dividen las particiones del disco y el código necesario para arrancar el sistema operativo.</text:p>
      <text:h text:style-name="P2" text:outline-level="3">Estructura del MBR:</text:h>
      <text:list text:style-name="L6">
        <text:list-item>
          <text:p text:style-name="P17"><text:span text:style-name="Strong_20_Emphasis">Código de arranque (446 bytes): </text:span>Código ejecutable que localiza la partición activa y carga su boot sector.</text:p>
        </text:list-item>
        <text:list-item>
          <text:p text:style-name="P17"><text:span text:style-name="Strong_20_Emphasis">Tabla de particiones (64 bytes): </text:span>Contiene información sobre <text:span text:style-name="Strong_20_Emphasis">hasta 4 particiones </text:span>(primarias o una extendida).</text:p>
        </text:list-item>
        <text:list-item>
          <text:p text:style-name="P18"><text:span text:style-name="Strong_20_Emphasis">Firma de arranque (2 bytes): </text:span>Debe ser <text:span text:style-name="Source_20_Text">0x55AA</text:span> para ser reconocido como válido.</text:p>
        </text:list-item>
      </text:list>
      <text:h text:style-name="P2" text:outline-level="3">Limitaciones:</text:h>
      <text:list text:style-name="L7">
        <text:list-item>
          <text:p text:style-name="P19">Máximo <text:span text:style-name="Strong_20_Emphasis">2 TB </text:span>de espacio direccionable.</text:p>
        </text:list-item>
        <text:list-item>
          <text:p text:style-name="P19">Máximo <text:span text:style-name="Strong_20_Emphasis">4 particiones primarias </text:span>.</text:p>
        </text:list-item>
        <text:list-item>
          <text:p text:style-name="P20">Información crítica en un solo punto (si se daña, el disco puede dejar de arrancar).</text:p>
        </text:list-item>
      </text:list>
      <text:p text:style-name="Horizontal_20_Line"/>
      <text:h text:style-name="P1" text:outline-level="2"><text:soft-page-break/>🗂️ 5. Encabezados Legacy (MBR) vs GPT (UEFI)</text:h>
      <text:p text:style-name="P6">Para entender bien la diferencia, veamos qué son los <text:span text:style-name="Strong_20_Emphasis">encabezados </text:span>en ambos esquemas de particionado.</text:p>
      <text:p text:style-name="Horizontal_20_Line"/>
      <text:h text:style-name="P2" text:outline-level="3">📄 5.1. Encabezado Legacy (MBR)</text:h>
      <text:list text:style-name="L8">
        <text:list-item>
          <text:p text:style-name="P21">Ubicado en el <text:span text:style-name="Strong_20_Emphasis">sector 0 del disco </text:span>.</text:p>
        </text:list-item>
        <text:list-item>
          <text:p text:style-name="P21">Contiene:</text:p>
          <text:list>
            <text:list-item>
              <text:p text:style-name="P21">Código de arranque.</text:p>
            </text:list-item>
            <text:list-item>
              <text:p text:style-name="P21">Tabla de particiones (4 entradas).</text:p>
            </text:list-item>
            <text:list-item>
              <text:p text:style-name="P22">Firma de arranque (<text:span text:style-name="Source_20_Text">0x55AA</text:span>).</text:p>
            </text:list-item>
          </text:list>
        </text:list-item>
      </text:list>
      <text:h text:style-name="P2" text:outline-level="3">📦 5.2. Encabezado GPT (GUID Partition Table)</text:h>
      <text:p text:style-name="P6">GPT es parte del estándar UEFI. Ofrece una forma más robusta y flexible de dividir un disco en particiones.</text:p>
      <text:h text:style-name="P3" text:outline-level="4">Estructura básica de GPT:</text:h>
      <text:list text:style-name="L9">
        <text:list-item>
          <text:p text:style-name="P23"><text:span text:style-name="Strong_20_Emphasis">LBA 0 </text:span>: Protección MBR (para compatibilidad con herramientas antiguas).</text:p>
        </text:list-item>
        <text:list-item>
          <text:p text:style-name="P23"><text:span text:style-name="Strong_20_Emphasis">LBA 1 </text:span>: <text:span text:style-name="Strong_20_Emphasis">Encabezado primario GPT</text:span></text:p>
          <text:list>
            <text:list-item>
              <text:p text:style-name="P24">Ubicación de la tabla de particiones GPT.</text:p>
            </text:list-item>
            <text:list-item>
              <text:p text:style-name="P24">Tamaño de la tabla (por defecto: 128 entradas de 128 bytes cada una).</text:p>
            </text:list-item>
            <text:list-item>
              <text:p text:style-name="P24">CRC32 de la tabla para verificación.</text:p>
            </text:list-item>
            <text:list-item>
              <text:p text:style-name="P24">Otros datos de control.</text:p>
            </text:list-item>
          </text:list>
        </text:list-item>
        <text:list-item>
          <text:p text:style-name="P23"><text:span text:style-name="Strong_20_Emphasis">LBA 2–n </text:span>: <text:span text:style-name="Strong_20_Emphasis">Tabla de particiones GPT</text:span></text:p>
          <text:list>
            <text:list-item>
              <text:p text:style-name="P24">Cada entrada describe una partición (tipo GUID, nombre, inicio, tamaño, atributos, etc.).</text:p>
            </text:list-item>
          </text:list>
        </text:list-item>
        <text:list-item>
          <text:p text:style-name="P23"><text:span text:style-name="Strong_20_Emphasis">LBA final </text:span>: <text:span text:style-name="Strong_20_Emphasis">Encabezado secundario GPT</text:span></text:p>
          <text:list>
            <text:list-item>
              <text:p text:style-name="P24">Copia de seguridad del encabezado primario.</text:p>
            </text:list-item>
            <text:list-item>
              <text:p text:style-name="P24">Útil para recuperación si el primario se corrompe.</text:p>
            </text:list-item>
          </text:list>
        </text:list-item>
        <text:list-item>
          <text:p text:style-name="P23"><text:span text:style-name="Strong_20_Emphasis">LBA anterior al final </text:span>: <text:span text:style-name="Strong_20_Emphasis">Tabla de particiones secundaria</text:span></text:p>
          <text:list>
            <text:list-item>
              <text:p text:style-name="P23">Copia de la tabla de particiones.</text:p>
            </text:list-item>
          </text:list>
        </text:list-item>
      </text:list>
      <text:p text:style-name="Horizontal_20_Line"/>
      <text:h text:style-name="P2" text:outline-level="3">✅ Ventajas de GPT frente a MBR: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5">Característica</text:p>
            </table:table-cell>
            <table:table-cell table:style-name="Tabla2.A1" office:value-type="string">
              <text:p text:style-name="P5">MBR</text:p>
            </table:table-cell>
            <table:table-cell table:style-name="Tabla2.A1" office:value-type="string">
              <text:p text:style-name="P5">GPT</text:p>
            </table:table-cell>
          </table:table-row>
        </table:table-header-rows>
        <table:table-row>
          <table:table-cell table:style-name="Tabla2.A1" office:value-type="string">
            <text:p text:style-name="P4">Número máximo de particiones</text:p>
          </table:table-cell>
          <table:table-cell table:style-name="Tabla2.A1" office:value-type="string">
            <text:p text:style-name="P4">4 primarias</text:p>
          </table:table-cell>
          <table:table-cell table:style-name="Tabla2.A1" office:value-type="string">
            <text:p text:style-name="P4">Hasta 128</text:p>
          </table:table-cell>
        </table:table-row>
        <table:table-row>
          <table:table-cell table:style-name="Tabla2.A1" office:value-type="string">
            <text:p text:style-name="P4">Tamaño máximo del disco</text:p>
          </table:table-cell>
          <table:table-cell table:style-name="Tabla2.A1" office:value-type="string">
            <text:p text:style-name="P4">2 TB</text:p>
          </table:table-cell>
          <table:table-cell table:style-name="Tabla2.A1" office:value-type="string">
            <text:p text:style-name="P4">~9.4 ZB</text:p>
          </table:table-cell>
        </table:table-row>
        <table:table-row>
          <table:table-cell table:style-name="Tabla2.A1" office:value-type="string">
            <text:p text:style-name="P4">Respaldo de tabla de particiones</text:p>
          </table:table-cell>
          <table:table-cell table:style-name="Tabla2.A1" office:value-type="string">
            <text:p text:style-name="P4">No</text:p>
          </table:table-cell>
          <table:table-cell table:style-name="Tabla2.A1" office:value-type="string">
            <text:p text:style-name="P4">Sí</text:p>
          </table:table-cell>
        </table:table-row>
        <table:table-row>
          <table:table-cell table:style-name="Tabla2.A1" office:value-type="string">
            <text:p text:style-name="P4">Verificación de integridad</text:p>
          </table:table-cell>
          <table:table-cell table:style-name="Tabla2.A1" office:value-type="string">
            <text:p text:style-name="P4">No</text:p>
          </table:table-cell>
          <table:table-cell table:style-name="Tabla2.A1" office:value-type="string">
            <text:p text:style-name="P4">Sí (CRC)</text:p>
          </table:table-cell>
        </table:table-row>
        <table:table-row>
          <table:table-cell table:style-name="Tabla2.A1" office:value-type="string">
            <text:p text:style-name="P4">Compatibilidad</text:p>
          </table:table-cell>
          <table:table-cell table:style-name="Tabla2.A1" office:value-type="string">
            <text:p text:style-name="P4">Total con BIOS</text:p>
          </table:table-cell>
          <table:table-cell table:style-name="Tabla2.A1" office:value-type="string">
            <text:p text:style-name="P4">Requiere UEFI</text:p>
          </table:table-cell>
        </table:table-row>
        <table:table-row>
          <table:table-cell table:style-name="Tabla2.A1" office:value-type="string">
            <text:p text:style-name="P4">Seguridad</text:p>
          </table:table-cell>
          <table:table-cell table:style-name="Tabla2.A1" office:value-type="string">
            <text:p text:style-name="P4">Baja</text:p>
          </table:table-cell>
          <table:table-cell table:style-name="Tabla2.A1" office:value-type="string">
            <text:p text:style-name="P4">Alta (con Secure Boot)</text:p>
          </table:table-cell>
        </table:table-row>
      </table:table>
      <text:p text:style-name="Horizontal_20_Line"><text:soft-page-break/></text:p>
      <text:h text:style-name="P1" text:outline-level="2">🔁 Comparativa resumida: BIOS vs UEFI / MBR vs GPT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5">Concepto</text:p>
            </table:table-cell>
            <table:table-cell table:style-name="Tabla3.A1" office:value-type="string">
              <text:p text:style-name="P5">BIOS</text:p>
            </table:table-cell>
            <table:table-cell table:style-name="Tabla3.A1" office:value-type="string">
              <text:p text:style-name="P5">UEFI</text:p>
            </table:table-cell>
          </table:table-row>
        </table:table-header-rows>
        <table:table-row>
          <table:table-cell table:style-name="Tabla3.A1" office:value-type="string">
            <text:p text:style-name="P4">Arquitectura</text:p>
          </table:table-cell>
          <table:table-cell table:style-name="Tabla3.A1" office:value-type="string">
            <text:p text:style-name="P4">16 bits</text:p>
          </table:table-cell>
          <table:table-cell table:style-name="Tabla3.A1" office:value-type="string">
            <text:p text:style-name="P4">32/64 bits</text:p>
          </table:table-cell>
        </table:table-row>
        <table:table-row>
          <table:table-cell table:style-name="Tabla3.A1" office:value-type="string">
            <text:p text:style-name="P4">Disco máximo</text:p>
          </table:table-cell>
          <table:table-cell table:style-name="Tabla3.A1" office:value-type="string">
            <text:p text:style-name="P4">2 TB</text:p>
          </table:table-cell>
          <table:table-cell table:style-name="Tabla3.A1" office:value-type="string">
            <text:p text:style-name="P4">9.4 ZB</text:p>
          </table:table-cell>
        </table:table-row>
        <table:table-row>
          <table:table-cell table:style-name="Tabla3.A1" office:value-type="string">
            <text:p text:style-name="P4">Particiones</text:p>
          </table:table-cell>
          <table:table-cell table:style-name="Tabla3.A1" office:value-type="string">
            <text:p text:style-name="P4">4 primarias</text:p>
          </table:table-cell>
          <table:table-cell table:style-name="Tabla3.A1" office:value-type="string">
            <text:p text:style-name="P4">128</text:p>
          </table:table-cell>
        </table:table-row>
        <table:table-row>
          <table:table-cell table:style-name="Tabla3.A1" office:value-type="string">
            <text:p text:style-name="P4">Interfaz</text:p>
          </table:table-cell>
          <table:table-cell table:style-name="Tabla3.A1" office:value-type="string">
            <text:p text:style-name="P4">Consola de texto</text:p>
          </table:table-cell>
          <table:table-cell table:style-name="Tabla3.A1" office:value-type="string">
            <text:p text:style-name="P4">GUI posible</text:p>
          </table:table-cell>
        </table:table-row>
        <table:table-row>
          <table:table-cell table:style-name="Tabla3.A1" office:value-type="string">
            <text:p text:style-name="P4">Seguridad</text:p>
          </table:table-cell>
          <table:table-cell table:style-name="Tabla3.A1" office:value-type="string">
            <text:p text:style-name="P4">Ninguna</text:p>
          </table:table-cell>
          <table:table-cell table:style-name="Tabla3.A1" office:value-type="string">
            <text:p text:style-name="P4">Secure Boot</text:p>
          </table:table-cell>
        </table:table-row>
        <table:table-row>
          <table:table-cell table:style-name="Tabla3.A1" office:value-type="string">
            <text:p text:style-name="P4">Velocidad</text:p>
          </table:table-cell>
          <table:table-cell table:style-name="Tabla3.A1" office:value-type="string">
            <text:p text:style-name="P4">Lenta</text:p>
          </table:table-cell>
          <table:table-cell table:style-name="Tabla3.A1" office:value-type="string">
            <text:p text:style-name="P4">Más rápida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P5">Formato</text:p>
            </table:table-cell>
            <table:table-cell table:style-name="Tabla4.A1" office:value-type="string">
              <text:p text:style-name="P5">MBR</text:p>
            </table:table-cell>
            <table:table-cell table:style-name="Tabla4.A1" office:value-type="string">
              <text:p text:style-name="P5">GPT</text:p>
            </table:table-cell>
          </table:table-row>
        </table:table-header-rows>
        <table:table-row>
          <table:table-cell table:style-name="Tabla4.A1" office:value-type="string">
            <text:p text:style-name="P4">Tamaño máx. disco</text:p>
          </table:table-cell>
          <table:table-cell table:style-name="Tabla4.A1" office:value-type="string">
            <text:p text:style-name="P4">2 TB</text:p>
          </table:table-cell>
          <table:table-cell table:style-name="Tabla4.A1" office:value-type="string">
            <text:p text:style-name="P4">9.4 ZB</text:p>
          </table:table-cell>
        </table:table-row>
        <table:table-row>
          <table:table-cell table:style-name="Tabla4.A1" office:value-type="string">
            <text:p text:style-name="P4">Particiones</text:p>
          </table:table-cell>
          <table:table-cell table:style-name="Tabla4.A1" office:value-type="string">
            <text:p text:style-name="P4">4</text:p>
          </table:table-cell>
          <table:table-cell table:style-name="Tabla4.A1" office:value-type="string">
            <text:p text:style-name="P4">128</text:p>
          </table:table-cell>
        </table:table-row>
        <table:table-row>
          <table:table-cell table:style-name="Tabla4.A1" office:value-type="string">
            <text:p text:style-name="P4">Respaldo</text:p>
          </table:table-cell>
          <table:table-cell table:style-name="Tabla4.A1" office:value-type="string">
            <text:p text:style-name="P4">No</text:p>
          </table:table-cell>
          <table:table-cell table:style-name="Tabla4.A1" office:value-type="string">
            <text:p text:style-name="P4">Sí</text:p>
          </table:table-cell>
        </table:table-row>
        <table:table-row>
          <table:table-cell table:style-name="Tabla4.A1" office:value-type="string">
            <text:p text:style-name="P4">CRC (verificación)</text:p>
          </table:table-cell>
          <table:table-cell table:style-name="Tabla4.A1" office:value-type="string">
            <text:p text:style-name="P4">No</text:p>
          </table:table-cell>
          <table:table-cell table:style-name="Tabla4.A1" office:value-type="string">
            <text:p text:style-name="P4">Sí</text:p>
          </table:table-cell>
        </table:table-row>
      </table:table>
      <text:p text:style-name="Horizontal_20_Line"/>
      <text:h text:style-name="P1" text:outline-level="2">🧠 Conclusión</text:h>
      <text:list text:style-name="L10">
        <text:list-item>
          <text:p text:style-name="P25">La <text:span text:style-name="Strong_20_Emphasis">BIOS </text:span>fue el estándar inicial para el arranque de PC, pero tiene <text:span text:style-name="Strong_20_Emphasis">limitaciones técnicas </text:span>importantes.</text:p>
        </text:list-item>
        <text:list-item>
          <text:p text:style-name="P25"><text:span text:style-name="Strong_20_Emphasis">UEFI </text:span>surgió como una solución moderna, más segura, flexible y potente.</text:p>
        </text:list-item>
        <text:list-item>
          <text:p text:style-name="P25">El uso de <text:span text:style-name="Strong_20_Emphasis">GPT </text:span>junto con UEFI permite aprovechar al máximo los discos modernos, ofreciendo mayor capacidad, más particiones y mayor fiabilidad.</text:p>
        </text:list-item>
        <text:list-item>
          <text:p text:style-name="P26">Hoy en día, <text:span text:style-name="Strong_20_Emphasis">todos los equipos nuevos usan UEFI y GPT </text:span>como estándar, aunque muchos siguen siendo compatibles con MBR para mantener retrocompatibilidad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20:15:36.162624843</meta:creation-date>
    <dc:date>2025-05-19T20:16:11.588516454</dc:date>
    <meta:editing-duration>PT36S</meta:editing-duration>
    <meta:editing-cycles>1</meta:editing-cycles>
    <meta:document-statistic meta:table-count="4" meta:image-count="0" meta:object-count="0" meta:page-count="4" meta:paragraph-count="156" meta:word-count="938" meta:character-count="5440" meta:non-whitespace-character-count="4712"/>
    <meta:generator>LibreOffice/24.2.2.2$Linux_X86_64 LibreOffice_project/d56cc158d8a96260b836f100ef4b4ef25d6f1a01</meta:generator>
  </office:meta>
</office:document-meta>
</file>